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5FF000004CE83FA552D456FBA3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647cm" svg:height="19.75cm" svg:x="3.65cm" svg:y="0.6cm">
          <draw:image xlink:href="Pictures/10000001000005FF000004CE83FA552D456FBA36.png" xlink:type="simple" xlink:show="embed" xlink:actuate="onLoad" draw:mime-type="image/png">
            <text:p/>
          </draw:image>
        </draw:frame>
        <draw:frame draw:style-name="gr2" draw:text-style-name="P2" draw:layer="layout" svg:width="6.645cm" svg:height="0.962cm" svg:x="0.8cm" svg:y="0.9cm">
          <draw:text-box>
            <text:p><text:span text:style-name="T1">Puzzle translations :</text:span></text:p>
          </draw:text-box>
        </draw:frame>
        <draw:frame draw:style-name="gr3" draw:text-style-name="P1" draw:layer="layout" svg:width="1.16cm" svg:height="1.5cm" svg:x="6.55cm" svg:y="13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1.17cm" svg:height="1.5cm" svg:x="7.5cm" svg:y="3.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1.203cm" svg:height="1.5cm" svg:x="23.25cm" svg:y="8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" draw:layer="layout" svg:width="1.193cm" svg:height="1.5cm" svg:x="9.64cm" svg:y="13.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" draw:layer="layout" svg:width="1.172cm" svg:height="1.5cm" svg:x="18.45cm" svg:y="14.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" draw:layer="layout" svg:width="1.183cm" svg:height="1.5cm" svg:x="17.2cm" svg:y="4.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" draw:layer="layout" svg:width="1.65cm" svg:height="1cm" svg:x="3.35cm" svg:y="6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" draw:layer="layout" svg:width="1.66cm" svg:height="1cm" svg:x="14.8cm" svg:y="1.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" draw:layer="layout" svg:width="1.658cm" svg:height="1cm" svg:x="19.85cm" svg:y="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" draw:layer="layout" svg:width="1.671cm" svg:height="1cm" svg:x="20.842cm" svg:y="13.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" draw:layer="layout" svg:width="1.65cm" svg:height="1cm" svg:x="13.35cm" svg:y="19.7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" draw:layer="layout" svg:width="1.641cm" svg:height="1cm" svg:x="8.15cm" svg:y="12.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9:01:31.112000000</meta:creation-date>
    <dc:date>2023-03-06T19:12:16.807000000</dc:date>
    <meta:editing-duration>PT10M50S</meta:editing-duration>
    <meta:editing-cycles>1</meta:editing-cycles>
    <meta:document-statistic meta:object-count="14"/>
    <meta:generator>LibreOffice/7.4.3.2$Windows_X86_64 LibreOffice_project/1048a8393ae2eeec98dff31b5c133c5f1d08b890</meta:generator>
  </office:meta>
</office:document-meta>
</file>

<file path=Object 1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_1</annotation>
  </semantics>
</math>
</file>

<file path=Object 10/content.xml><?xml version="1.0" encoding="utf-8"?>
<math xmlns="http://www.w3.org/1998/Math/MathML" display="block">
  <semantics>
    <mrow>
      <mi>t</mi>
      <mrow>
        <mo fence="true" form="prefix" stretchy="false">(</mo>
        <mrow>
          <mover accent="true">
            <msub>
              <mi>V</mi>
              <mn>4</mn>
            </msub>
            <mo stretchy="false">⃗</mo>
          </mover>
        </mrow>
        <mo fence="true" form="postfix" stretchy="false">)</mo>
      </mrow>
    </mrow>
    <annotation encoding="StarMath 5.0">t(vec V_4)</annotation>
  </semantics>
</math>
</file>

<file path=Object 11/content.xml><?xml version="1.0" encoding="utf-8"?>
<math xmlns="http://www.w3.org/1998/Math/MathML" display="block">
  <semantics>
    <mrow>
      <mi>t</mi>
      <mrow>
        <mo fence="true" form="prefix" stretchy="false">(</mo>
        <mrow>
          <mover accent="true">
            <msub>
              <mi>V</mi>
              <mn>5</mn>
            </msub>
            <mo stretchy="false">⃗</mo>
          </mover>
        </mrow>
        <mo fence="true" form="postfix" stretchy="false">)</mo>
      </mrow>
    </mrow>
    <annotation encoding="StarMath 5.0">t(vec V_5)</annotation>
  </semantics>
</math>
</file>

<file path=Object 12/content.xml><?xml version="1.0" encoding="utf-8"?>
<math xmlns="http://www.w3.org/1998/Math/MathML" display="block">
  <semantics>
    <mrow>
      <mi>t</mi>
      <mrow>
        <mo fence="true" form="prefix" stretchy="false">(</mo>
        <mrow>
          <mover accent="true">
            <msub>
              <mi>V</mi>
              <mn>1</mn>
            </msub>
            <mo stretchy="false">⃗</mo>
          </mover>
        </mrow>
        <mo fence="true" form="postfix" stretchy="false">)</mo>
      </mrow>
    </mrow>
    <annotation encoding="StarMath 5.0">t(vec V_1)</annotation>
  </semantics>
</math>
</file>

<file path=Object 2/content.xml><?xml version="1.0" encoding="utf-8"?>
<math xmlns="http://www.w3.org/1998/Math/MathML" display="block">
  <semantics>
    <mover accent="true">
      <msub>
        <mi>V</mi>
        <mn>2</mn>
      </msub>
      <mo stretchy="false">⃗</mo>
    </mover>
    <annotation encoding="StarMath 5.0">vec V_2</annotation>
  </semantics>
</math>
</file>

<file path=Object 3/content.xml><?xml version="1.0" encoding="utf-8"?>
<math xmlns="http://www.w3.org/1998/Math/MathML" display="block">
  <semantics>
    <mover accent="true">
      <msub>
        <mi>V</mi>
        <mn>4</mn>
      </msub>
      <mo stretchy="false">⃗</mo>
    </mover>
    <annotation encoding="StarMath 5.0">vec V_4</annotation>
  </semantics>
</math>
</file>

<file path=Object 4/content.xml><?xml version="1.0" encoding="utf-8"?>
<math xmlns="http://www.w3.org/1998/Math/MathML" display="block">
  <semantics>
    <mover accent="true">
      <msub>
        <mi>V</mi>
        <mn>6</mn>
      </msub>
      <mo stretchy="false">⃗</mo>
    </mover>
    <annotation encoding="StarMath 5.0">vec V_6</annotation>
  </semantics>
</math>
</file>

<file path=Object 5/content.xml><?xml version="1.0" encoding="utf-8"?>
<math xmlns="http://www.w3.org/1998/Math/MathML" display="block">
  <semantics>
    <mover accent="true">
      <msub>
        <mi>V</mi>
        <mn>5</mn>
      </msub>
      <mo stretchy="false">⃗</mo>
    </mover>
    <annotation encoding="StarMath 5.0">vec V_5</annotation>
  </semantics>
</math>
</file>

<file path=Object 6/content.xml><?xml version="1.0" encoding="utf-8"?>
<math xmlns="http://www.w3.org/1998/Math/MathML" display="block">
  <semantics>
    <mover accent="true">
      <msub>
        <mi>V</mi>
        <mn>3</mn>
      </msub>
      <mo stretchy="false">⃗</mo>
    </mover>
    <annotation encoding="StarMath 5.0">vec V_3</annotation>
  </semantics>
</math>
</file>

<file path=Object 7/content.xml><?xml version="1.0" encoding="utf-8"?>
<math xmlns="http://www.w3.org/1998/Math/MathML" display="block">
  <semantics>
    <mrow>
      <mi>t</mi>
      <mrow>
        <mo fence="true" form="prefix" stretchy="false">(</mo>
        <mrow>
          <mover accent="true">
            <msub>
              <mi>V</mi>
              <mn>2</mn>
            </msub>
            <mo stretchy="false">⃗</mo>
          </mover>
        </mrow>
        <mo fence="true" form="postfix" stretchy="false">)</mo>
      </mrow>
    </mrow>
    <annotation encoding="StarMath 5.0">t(vec V_2)</annotation>
  </semantics>
</math>
</file>

<file path=Object 8/content.xml><?xml version="1.0" encoding="utf-8"?>
<math xmlns="http://www.w3.org/1998/Math/MathML" display="block">
  <semantics>
    <mrow>
      <mi>t</mi>
      <mrow>
        <mo fence="true" form="prefix" stretchy="false">(</mo>
        <mrow>
          <mover accent="true">
            <msub>
              <mi>V</mi>
              <mn>6</mn>
            </msub>
            <mo stretchy="false">⃗</mo>
          </mover>
        </mrow>
        <mo fence="true" form="postfix" stretchy="false">)</mo>
      </mrow>
    </mrow>
    <annotation encoding="StarMath 5.0">t(vec V_6)</annotation>
  </semantics>
</math>
</file>

<file path=Object 9/content.xml><?xml version="1.0" encoding="utf-8"?>
<math xmlns="http://www.w3.org/1998/Math/MathML" display="block">
  <semantics>
    <mrow>
      <mi>t</mi>
      <mrow>
        <mo fence="true" form="prefix" stretchy="false">(</mo>
        <mrow>
          <mover accent="true">
            <msub>
              <mi>V</mi>
              <mn>3</mn>
            </msub>
            <mo stretchy="false">⃗</mo>
          </mover>
        </mrow>
        <mo fence="true" form="postfix" stretchy="false">)</mo>
      </mrow>
    </mrow>
    <annotation encoding="StarMath 5.0">t(vec V_3)</annotation>
  </semantics>
</math>
</file>